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4000035A400003ACF73461AD3CB982A0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20.108cm" fo:margin-left="-2.127cm" table:align="left" style:writing-mode="lr-tb"/>
    </style:style>
    <style:style style:name="Tabela1.A" style:family="table-column">
      <style:table-column-properties style:column-width="1.111cm"/>
    </style:style>
    <style:style style:name="Tabela1.B" style:family="table-column">
      <style:table-column-properties style:column-width="2.593cm"/>
    </style:style>
    <style:style style:name="Tabela1.C" style:family="table-column">
      <style:table-column-properties style:column-width="6.932cm"/>
    </style:style>
    <style:style style:name="Tabela1.D" style:family="table-column">
      <style:table-column-properties style:column-width="0.794cm"/>
    </style:style>
    <style:style style:name="Tabela1.E" style:family="table-column">
      <style:table-column-properties style:column-width="3.916cm"/>
    </style:style>
    <style:style style:name="Tabela1.F" style:family="table-column">
      <style:table-column-properties style:column-width="4.763cm"/>
    </style:style>
    <style:style style:name="Tabela1.1" style:family="table-row">
      <style:table-row-properties style:row-height="0.85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2" style:family="table-cell">
      <style:table-cell-properties fo:padding="0.097cm" fo:border-left="none" fo:border-right="none" fo:border-top="0.05pt solid #000000" fo:border-bottom="0.05pt solid #000000"/>
    </style:style>
    <style:style style:name="Tabela1.F2" style:family="table-cell">
      <style:table-cell-properties style:vertical-align="middle" fo:padding="0.097cm" fo:border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none" fo:border-right="none" fo:border-top="none" fo:border-bottom="0.05pt solid #000000"/>
    </style:style>
    <style:style style:name="Tabela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none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none" fo:border-right="none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none"/>
    </style:style>
    <style:style style:name="Tabela1.B6" style:family="table-cell">
      <style:table-cell-properties fo:padding="0.097cm" fo:border-left="none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none" fo:border-right="none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none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none" fo:border-right="none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none" fo:border-right="none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none" fo:border-right="none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none" fo:border-right="none" fo:border-top="none" fo:border-bottom="0.05pt solid #000000"/>
    </style:style>
    <style:style style:name="Tabela1.11" style:family="table-row">
      <style:table-row-properties style:row-height="2.542cm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none" fo:border-right="0.05pt solid #000000" fo:border-top="none" fo:border-bottom="0.05pt solid #000000"/>
    </style:style>
    <style:style style:name="Tabela1.A12" style:family="table-cell">
      <style:table-cell-properties fo:padding="0.097cm" fo:border="none"/>
    </style:style>
    <style:style style:name="Tabela1.A13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/>
    </style:style>
    <style:style style:name="P3" style:family="paragraph" style:parent-style-name="Header">
      <style:paragraph-properties fo:text-align="center" style:justify-single-word="false"/>
      <style:text-properties fo:text-transform="uppercase"/>
    </style:style>
    <style:style style:name="P4" style:family="paragraph" style:parent-style-name="Table_20_Contents">
      <style:text-properties style:font-name="Liberation Sans Narrow" fo:font-size="14pt" fo:font-weight="bold" officeooo:rsid="0013f201" officeooo:paragraph-rsid="0013f201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FreeSans" fo:font-size="12pt" fo:font-weight="bold" officeooo:rsid="0013f201" officeooo:paragraph-rsid="0013f201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154887" officeooo:paragraph-rsid="00154887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FreeSans" fo:font-size="6pt" fo:font-weight="normal" officeooo:rsid="0013f201" officeooo:paragraph-rsid="0013f201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style:font-name="FreeSans" fo:font-size="6pt" fo:font-weight="normal" officeooo:rsid="00154887" officeooo:paragraph-rsid="00154887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style:font-name="FreeSans" fo:font-size="8pt" fo:font-weight="normal" officeooo:rsid="00154887" officeooo:paragraph-rsid="0016ac5e" style:font-size-asian="8pt" style:font-weight-asian="normal" style:font-size-complex="8pt" style:font-weight-complex="normal"/>
    </style:style>
    <style:style style:name="P10" style:family="paragraph" style:parent-style-name="Table_20_Contents">
      <loext:graphic-properties draw:fill="none"/>
      <style:paragraph-properties fo:margin-left="0.199cm" fo:margin-right="0.3cm" fo:text-align="justify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0.168cm"/>
        </style:tab-stops>
      </style:paragraph-properties>
      <style:text-properties style:font-name="FreeSans" fo:font-size="8.5pt" fo:font-weight="normal" officeooo:rsid="00154887" officeooo:paragraph-rsid="00154887" style:font-size-asian="8.5pt" style:font-weight-asian="normal" style:font-size-complex="8.5pt" style:font-weight-complex="normal"/>
    </style:style>
    <style:style style:name="P11" style:family="paragraph" style:parent-style-name="Table_20_Contents">
      <loext:graphic-properties draw:fill="none"/>
      <style:paragraph-properties fo:margin-left="0.101cm" fo:margin-right="0.199cm" fo:text-align="end" style:justify-single-word="false" fo:orphans="2" fo:widows="2" fo:text-indent="0cm" style:auto-text-indent="false" fo:background-color="transparent" text:number-lines="false" text:line-number="0" style:writing-mode="lr-tb"/>
      <style:text-properties style:font-name="FreeSans" fo:font-size="12pt" fo:font-weight="bold" officeooo:rsid="00154887" officeooo:paragraph-rsid="00154887" style:font-size-asian="12pt" style:font-weight-asian="bold" style:font-size-complex="12pt" style:font-weight-complex="bold"/>
    </style:style>
    <style:style style:name="P12" style:family="paragraph" style:parent-style-name="Table_20_Contents">
      <loext:graphic-properties draw:fill="none"/>
      <style:paragraph-properties fo:margin-left="0.101cm" fo:margin-right="0.199cm" fo:text-align="end" style:justify-single-word="false" fo:orphans="2" fo:widows="2" fo:text-indent="0cm" style:auto-text-indent="false" fo:background-color="transparent" text:number-lines="false" text:line-number="0" style:writing-mode="lr-tb"/>
      <style:text-properties style:font-name="FreeSans" fo:font-size="12pt" fo:font-weight="normal" officeooo:rsid="00154887" officeooo:paragraph-rsid="00154887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margin-top="0.101cm" fo:margin-bottom="0.101cm" loext:contextual-spacing="false" fo:line-height="100%" fo:text-align="start" style:justify-single-word="false"/>
      <style:text-properties fo:font-size="16pt" fo:font-weight="bold" officeooo:rsid="01c7723a" officeooo:paragraph-rsid="001e5322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FreeSans" fo:font-size="6pt" fo:font-weight="normal" officeooo:rsid="0013f201" officeooo:paragraph-rsid="0013f201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margin-top="0.201cm" fo:margin-bottom="0.201cm" loext:contextual-spacing="false" fo:line-height="100%" fo:text-align="start" style:justify-single-word="false"/>
      <style:text-properties fo:font-weight="bold" officeooo:rsid="01c7723a" officeooo:paragraph-rsid="001e5322" style:font-weight-asian="bold" style:font-size-complex="8pt" style:font-weight-complex="bold"/>
    </style:style>
    <style:style style:name="P16" style:family="paragraph" style:parent-style-name="Table_20_Contents">
      <style:paragraph-properties fo:margin-top="0.201cm" fo:margin-bottom="0.201cm" loext:contextual-spacing="false" fo:line-height="100%" fo:text-align="start" style:justify-single-word="false"/>
      <style:text-properties fo:font-size="13pt" fo:font-weight="bold" officeooo:rsid="01c7723a" officeooo:paragraph-rsid="001e5322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margin-top="0.201cm" fo:margin-bottom="0.201cm" loext:contextual-spacing="false" fo:line-height="100%"/>
      <style:text-properties style:font-name="FreeSans" fo:font-size="6pt" fo:font-weight="normal" officeooo:rsid="0013f201" officeooo:paragraph-rsid="0013f201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margin-top="0.201cm" fo:margin-bottom="0.201cm" loext:contextual-spacing="false"/>
      <style:text-properties style:font-name="FreeSans" fo:font-size="6pt" fo:font-weight="normal" officeooo:rsid="0013f201" officeooo:paragraph-rsid="0013f201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margin-top="0.201cm" fo:margin-bottom="0.201cm" loext:contextual-spacing="false" fo:line-height="100%" fo:text-align="start" style:justify-single-word="false"/>
      <style:text-properties fo:font-size="9pt" fo:font-weight="bold" officeooo:rsid="01c7723a" officeooo:paragraph-rsid="001e5322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top="0cm" fo:margin-bottom="0.199cm" loext:contextual-spacing="false" fo:line-height="100%" fo:text-align="start" style:justify-single-word="false"/>
      <style:text-properties fo:font-size="9pt" fo:font-weight="bold" officeooo:rsid="001e5322" officeooo:paragraph-rsid="001e5322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margin-top="0.201cm" fo:margin-bottom="0.201cm" loext:contextual-spacing="false" fo:line-height="100%" fo:text-align="start" style:justify-single-word="false"/>
      <style:text-properties fo:font-size="10.5pt" fo:font-weight="bold" officeooo:rsid="01c7723a" officeooo:paragraph-rsid="001e5322" style:font-size-asian="10.5pt" style:font-weight-asian="bold" style:font-size-complex="10.5pt" style:font-weight-complex="bold"/>
    </style:style>
    <style:style style:name="P22" style:family="paragraph">
      <loext:graphic-properties draw:fill-color="#000000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FreeSans" fo:font-size="12pt" style:font-size-asian="12pt" style:font-size-complex="12pt"/>
    </style:style>
    <style:style style:name="T3" style:family="text">
      <style:text-properties style:font-name="FreeSans" fo:font-size="12pt" officeooo:rsid="00154887" style:font-size-asian="12pt" style:font-size-complex="12pt"/>
    </style:style>
    <style:style style:name="T4" style:family="text">
      <style:text-properties officeooo:rsid="0016ac5e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64cm" fo:min-width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zao_social" text:name="py3o.razao_social"/>
        <text:user-field-decl office:value-type="string" office:string-value="telefone" text:name="py3o.telefone"/>
        <text:user-field-decl office:value-type="string" office:string-value="mes" text:name="py3o.mes"/>
        <text:user-field-decl office:value-type="string" office:string-value="ano" text:name="py3o.ano"/>
        <text:user-field-decl office:value-type="string" office:string-value="cnpj_cpf" text:name="py3o.cnpj_cpf"/>
        <text:user-field-decl office:value-type="string" office:string-value="codigo_receita" text:name="py3o.codigo_receita"/>
        <text:user-field-decl office:value-type="string" office:string-value="referencia" text:name="py3o.referencia"/>
        <text:user-field-decl office:value-type="string" office:string-value="vencimento" text:name="py3o.vencimento"/>
        <text:user-field-decl office:value-type="string" office:string-value="valor" text:name="py3o.valor"/>
        <text:user-field-decl office:value-type="string" office:string-value="multa" text:name="py3o.multa"/>
        <text:user-field-decl office:value-type="string" office:string-value="juros" text:name="py3o.juros"/>
        <text:user-field-decl office:value-type="string" office:string-value="total" text:name="py3o.total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columns-spanned="6" office:value-type="string">
            <text:p text:style-name="Table_20_Contents"><text:a xlink:type="simple" xlink:href="py3o://for=%22via%20in%20vias%22" text:style-name="Internet_20_link" text:visited-style-name="Visited_20_Internet_20_Link"><text:span text:style-name="T4">for="via in via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rows-spanned="4" table:number-columns-spanned="2" office:value-type="string">
            <text:p text:style-name="Table_20_Contents"><draw:frame text:anchor-type="char" draw:z-index="9" draw:style-name="gr2" draw:text-style-name="P23" svg:width="3.393cm" svg:height="3.331cm" svg:x="0.03cm" svg:y="-0.019cm"><draw:image xlink:href="Pictures/20000014000035A400003ACF73461AD3CB982A04.wmf" xlink:type="simple" xlink:show="embed" xlink:actuate="onLoad"><text:p/></draw:image></draw:frame></text:p>
          </table:table-cell>
          <table:covered-table-cell/>
          <table:table-cell table:style-name="Tabela1.A1" table:number-rows-spanned="4" office:value-type="string">
            <text:p text:style-name="P16">MINISTÉRIO DA FAZENDA</text:p>
            <text:p text:style-name="P21">SECRETARIA DA RECEITA FEDERAL DO BRASIL</text:p>
            <text:p text:style-name="P19">Documento de Arrecadação de Receitas Federais</text:p>
            <text:p text:style-name="P20">DARF</text:p>
            <text:p text:style-name="P19"/>
            <text:p text:style-name="P15"/>
            <text:p text:style-name="P13">DARF</text:p>
          </table:table-cell>
          <table:table-cell table:style-name="Tabela1.A2" office:value-type="string">
            <text:p text:style-name="P5">02 </text:p>
          </table:table-cell>
          <table:table-cell table:style-name="Tabela1.E2" office:value-type="string">
            <text:p text:style-name="P17"><draw:custom-shape text:anchor-type="paragraph" draw:z-index="0" draw:name="Forma1" draw:style-name="gr1" draw:text-style-name="P22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ERÍODO DE APURAÇÃO</text:p>
          </table:table-cell>
          <table:table-cell table:style-name="Tabela1.F2" office:value-type="string">
            <text:p text:style-name="P11"><text:span text:style-name="T1"><text:user-field-get text:name="py3o.mes">mes</text:user-field-get></text:span><text:span text:style-name="T1">/</text:span><text:span text:style-name="T1"><text:user-field-get text:name="py3o.ano">ano</text:user-field-get></text:span></text:p>
          </table:table-cell>
        </table:table-row>
        <table:table-row table:style-name="Tabela1.1">
          <table:covered-table-cell/>
          <table:covered-table-cell/>
          <table:covered-table-cell/>
          <table:table-cell table:style-name="Tabela1.D4" office:value-type="string">
            <text:p text:style-name="P4"><text:span text:style-name="T2">03</text:span> </text:p>
          </table:table-cell>
          <table:table-cell table:style-name="Tabela1.E4" office:value-type="string">
            <text:p text:style-name="P18"><draw:custom-shape text:anchor-type="paragraph" draw:z-index="1" draw:name="Forma1" draw:style-name="gr1" draw:text-style-name="P22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ÚMERO DO CPF OU CNPJ</text:p>
          </table:table-cell>
          <table:table-cell table:style-name="Tabela1.F3" office:value-type="string">
            <text:p text:style-name="P12"><text:user-field-get text:name="py3o.cnpj_cpf">cnpj_cpf</text:user-field-get></text:p>
          </table:table-cell>
        </table:table-row>
        <table:table-row table:style-name="Tabela1.1">
          <table:covered-table-cell/>
          <table:covered-table-cell/>
          <table:covered-table-cell/>
          <table:table-cell table:style-name="Tabela1.D4" office:value-type="string">
            <text:p text:style-name="P4"><text:span text:style-name="T2">04</text:span> </text:p>
          </table:table-cell>
          <table:table-cell table:style-name="Tabela1.E4" office:value-type="string">
            <text:p text:style-name="P18"><draw:custom-shape text:anchor-type="paragraph" draw:z-index="2" draw:name="Forma1" draw:style-name="gr1" draw:text-style-name="P22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ÓDIGO DA RECEITA</text:p>
          </table:table-cell>
          <table:table-cell table:style-name="Tabela1.F3" office:value-type="string">
            <text:p text:style-name="P12"><text:user-field-get text:name="py3o.codigo_receita">codigo_receita</text:user-field-get></text:p>
          </table:table-cell>
        </table:table-row>
        <table:table-row table:style-name="Tabela1.1">
          <table:covered-table-cell/>
          <table:covered-table-cell/>
          <table:covered-table-cell/>
          <table:table-cell table:style-name="Tabela1.D5" office:value-type="string">
            <text:p text:style-name="P4"><text:span text:style-name="T2">05</text:span> </text:p>
          </table:table-cell>
          <table:table-cell table:style-name="Tabela1.E5" office:value-type="string">
            <text:p text:style-name="P18"><draw:custom-shape text:anchor-type="paragraph" draw:z-index="3" draw:name="Forma1" draw:style-name="gr1" draw:text-style-name="P22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ÚMERO DE REFERÊNCIA</text:p>
          </table:table-cell>
          <table:table-cell table:style-name="Tabela1.F3" office:value-type="string">
            <text:p text:style-name="P12"><text:user-field-get text:name="py3o.referencia">referencia</text:user-field-get></text:p>
          </table:table-cell>
        </table:table-row>
        <table:table-row table:style-name="Tabela1.1">
          <table:table-cell table:style-name="Tabela1.A6" office:value-type="string">
            <text:p text:style-name="P4"><text:span text:style-name="T2">0</text:span><text:span text:style-name="T3">1</text:span> </text:p>
          </table:table-cell>
          <table:table-cell table:style-name="Tabela1.B7" table:number-rows-spanned="2" table:number-columns-spanned="2" office:value-type="string">
            <text:p text:style-name="P8">NOME / TELEFONE</text:p>
            <text:p text:style-name="P9"><text:user-field-get text:name="py3o.razao_social">razao_social</text:user-field-get></text:p>
            <text:p text:style-name="P9"><text:user-field-get text:name="py3o.telefone">telefone</text:user-field-get></text:p>
          </table:table-cell>
          <table:covered-table-cell/>
          <table:table-cell table:style-name="Tabela1.D9" office:value-type="string">
            <text:p text:style-name="P4"><text:span text:style-name="T2">06</text:span> </text:p>
          </table:table-cell>
          <table:table-cell table:style-name="Tabela1.E9" office:value-type="string">
            <text:p text:style-name="P18"><draw:custom-shape text:anchor-type="paragraph" draw:z-index="4" draw:name="Forma1" draw:style-name="gr1" draw:text-style-name="P22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ATA DE VENCIMENTO</text:p>
          </table:table-cell>
          <table:table-cell table:style-name="Tabela1.F3" office:value-type="string">
            <text:p text:style-name="P12"><text:user-field-get text:name="py3o.vencimento">vencimento</text:user-field-get></text:p>
          </table:table-cell>
        </table:table-row>
        <table:table-row table:style-name="Tabela1.1">
          <table:table-cell table:style-name="Tabela1.A7" office:value-type="string">
            <text:p text:style-name="Table_20_Contents"/>
          </table:table-cell>
          <table:covered-table-cell/>
          <table:covered-table-cell/>
          <table:table-cell table:style-name="Tabela1.D9" office:value-type="string">
            <text:p text:style-name="P4"><text:span text:style-name="T2">07</text:span> </text:p>
          </table:table-cell>
          <table:table-cell table:style-name="Tabela1.E9" office:value-type="string">
            <text:p text:style-name="P18"><draw:custom-shape text:anchor-type="paragraph" draw:z-index="5" draw:name="Forma1" draw:style-name="gr1" draw:text-style-name="P22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LOR DO PRINCIPAL</text:p>
          </table:table-cell>
          <table:table-cell table:style-name="Tabela1.F3" office:value-type="string">
            <text:p text:style-name="P12"><text:user-field-get text:name="py3o.valor">valor</text:user-field-get></text:p>
          </table:table-cell>
        </table:table-row>
        <table:table-row table:style-name="Tabela1.1">
          <table:table-cell table:style-name="Tabela1.A9" table:number-rows-spanned="2" table:number-columns-spanned="3" office:value-type="string">
            <text:p text:style-name="P6"/>
            <text:p text:style-name="P6">Veja no verso</text:p>
            <text:p text:style-name="P6">Instruções para preenchimento</text:p>
          </table:table-cell>
          <table:covered-table-cell/>
          <table:covered-table-cell/>
          <table:table-cell table:style-name="Tabela1.D9" office:value-type="string">
            <text:p text:style-name="P4"><text:span text:style-name="T2">08</text:span> </text:p>
          </table:table-cell>
          <table:table-cell table:style-name="Tabela1.E9" office:value-type="string">
            <text:p text:style-name="P18"><draw:custom-shape text:anchor-type="paragraph" draw:z-index="6" draw:name="Forma1" draw:style-name="gr1" draw:text-style-name="P22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LOR DA MULTA</text:p>
          </table:table-cell>
          <table:table-cell table:style-name="Tabela1.F3" office:value-type="string">
            <text:p text:style-name="P12"><text:user-field-get text:name="py3o.multa">multa</text:user-field-get></text:p>
          </table:table-cell>
        </table:table-row>
        <table:table-row table:style-name="Tabela1.1">
          <table:covered-table-cell/>
          <table:covered-table-cell/>
          <table:covered-table-cell/>
          <table:table-cell table:style-name="Tabela1.D9" office:value-type="string">
            <text:p text:style-name="P4"><text:span text:style-name="T2">09</text:span> </text:p>
          </table:table-cell>
          <table:table-cell table:style-name="Tabela1.E9" office:value-type="string">
            <text:p text:style-name="P14"><draw:custom-shape text:anchor-type="paragraph" draw:z-index="7" draw:name="Forma1" draw:style-name="gr1" draw:text-style-name="P22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LOR DOS JUROS <text:s/>E/ OU</text:p>
            <text:p text:style-name="P7">ENCARGOS DL – 1.025/69</text:p>
          </table:table-cell>
          <table:table-cell table:style-name="Tabela1.F3" office:value-type="string">
            <text:p text:style-name="P12"><text:user-field-get text:name="py3o.juros">juros</text:user-field-get></text:p>
          </table:table-cell>
        </table:table-row>
        <table:table-row table:style-name="Tabela1.1">
          <table:table-cell table:style-name="Tabela1.A11" table:number-rows-spanned="2" table:number-columns-spanned="3" office:value-type="string">
            <text:p text:style-name="P6"/>
            <text:p text:style-name="P6">ATENÇÃO</text:p>
            <text:p text:style-name="P10">É vedado o recolhimento de tributos administrados pela Secretaria da Receita Federal do Brasil (RFB) cujo valor total seja inferior a R$ 10,00. Ocorrendo tal situação, adicione esse valor ao tributo de mesmo código de períodos subsequentes, até que o valor seja igual ou superior a R$ 10,00.</text:p>
          </table:table-cell>
          <table:covered-table-cell/>
          <table:covered-table-cell/>
          <table:table-cell table:style-name="Tabela1.D10" office:value-type="string">
            <text:p text:style-name="P4"><text:span text:style-name="T2">10</text:span> </text:p>
          </table:table-cell>
          <table:table-cell table:style-name="Tabela1.E10" office:value-type="string">
            <text:p text:style-name="P18"><draw:custom-shape text:anchor-type="paragraph" draw:z-index="8" draw:name="Forma1" draw:style-name="gr1" draw:text-style-name="P22" svg:width="0.592cm" svg:height="0.124cm" svg:x="2.895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VALOR TOTAL</text:p>
          </table:table-cell>
          <table:table-cell table:style-name="Tabela1.F3" office:value-type="string">
            <text:p text:style-name="P12"><text:user-field-get text:name="py3o.total">total</text:user-field-get></text:p>
          </table:table-cell>
        </table:table-row>
        <table:table-row table:style-name="Tabela1.11">
          <table:covered-table-cell/>
          <table:covered-table-cell/>
          <table:covered-table-cell/>
          <table:table-cell table:style-name="Tabela1.D11" office:value-type="string">
            <text:p text:style-name="P4"><text:span text:style-name="T2">1</text:span><text:span text:style-name="T3">1</text:span> </text:p>
          </table:table-cell>
          <table:table-cell table:style-name="Tabela1.E11" table:number-columns-spanned="2" office:value-type="string">
            <text:p text:style-name="P8">AUTENTICAÇÃO BANCÁRIA (Somente nas 1ª e 2ª vias)</text:p>
          </table:table-cell>
          <table:covered-table-cell/>
        </table:table-row>
        <table:table-row table:style-name="Tabela1.1">
          <table:table-cell table:style-name="Tabela1.A13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3" table:number-columns-spanned="6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1" draw:display-name="msArrowEnd 1" svg:viewBox="0 0 80 80" svg:d="M40 0l40 8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style:text-scale="95%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/>
    </style:style>
    <style:style style:name="MP3" style:family="paragraph" style:parent-style-name="Header">
      <style:text-properties fo:text-transform="uppercase"/>
    </style:style>
    <style:page-layout style:name="Mpm1">
      <style:page-layout-properties fo:page-width="21.59cm" fo:page-height="27.94cm" style:num-format="1" style:print-orientation="portrait" fo:margin-top="0.586cm" fo:margin-bottom="2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  <style:header-first>
        <text:p text:style-name="MP2"><text:s/></text:p>
        <text:p text:style-name="MP3"/>
      </style:head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Documento de Arrecadação de Receitas Federais (Darf)</dc:title>
    <meta:initial-creator>Receita Federal</meta:initial-creator>
    <meta:creation-date>2014-12-23T14:22:00</meta:creation-date>
    <dc:date>2018-05-14T13:23:37.622271150</dc:date>
    <meta:editing-cycles>10</meta:editing-cycles>
    <meta:editing-duration>PT1H38M19S</meta:editing-duration>
    <meta:generator>LibreOffice/5.1.6.2$Linux_X86_64 LibreOffice_project/10m0$Build-2</meta:generator>
    <meta:document-statistic meta:table-count="1" meta:image-count="0" meta:object-count="0" meta:page-count="1" meta:paragraph-count="46" meta:word-count="142" meta:character-count="842" meta:non-whitespace-character-count="731"/>
  </office:meta>
</office:document-meta>
</file>